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line-height-at-least="0.503cm"/>
      <style:text-properties style:font-name="Droid Sans Mono" fo:font-size="10.5pt" style:font-name-complex="Droid Sans Mono"/>
    </style:style>
    <style:style style:name="P2" style:family="paragraph">
      <style:paragraph-properties style:line-height-at-least="0.503cm"/>
    </style:style>
    <style:style style:name="P3" style:family="paragraph">
      <style:paragraph-properties style:line-height-at-least="0.503cm"/>
      <style:text-properties fo:color="#000000" style:font-name="Droid Sans Mono" fo:font-size="10.5pt" style:font-name-complex="Droid Sans Mono"/>
    </style:style>
    <style:style style:name="P4" style:family="paragraph">
      <loext:graphic-properties draw:fill="none" draw:fill-color="#ffffff"/>
    </style:style>
    <style:style style:name="P5" style:family="paragraph">
      <style:paragraph-properties style:line-height-at-least="0.503cm"/>
      <style:text-properties style:font-name="Droid Sans Mono" fo:font-size="9pt" style:font-size-asian="9pt" style:font-name-complex="Droid Sans Mono" style:font-size-complex="9pt"/>
    </style:style>
    <style:style style:name="P6" style:family="paragraph">
      <style:paragraph-properties style:line-height-at-least="0.503cm"/>
      <style:text-properties fo:color="#000000" style:font-name="Droid Sans Mono" fo:font-size="9pt" style:font-size-asian="9pt" style:font-name-complex="Droid Sans Mono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line-height-at-least="0.503cm"/>
      <style:text-properties fo:color="#000000" style:font-name="Droid Sans Mono" fo:font-size="10.5pt" style:font-name-complex="Droid Sans Mono"/>
    </style:style>
    <style:style style:name="T1" style:family="text">
      <style:text-properties fo:color="#af00db" style:font-name="Droid Sans Mono" fo:font-size="10.5pt" style:font-name-complex="Droid Sans Mono"/>
    </style:style>
    <style:style style:name="T2" style:family="text">
      <style:text-properties fo:color="#0000ff" style:font-name="Droid Sans Mono" fo:font-size="10.5pt" style:font-name-complex="Droid Sans Mono"/>
    </style:style>
    <style:style style:name="T3" style:family="text">
      <style:text-properties fo:color="#a31515" style:font-name="Droid Sans Mono" fo:font-size="10.5pt" style:font-name-complex="Droid Sans Mono"/>
    </style:style>
    <style:style style:name="T4" style:family="text">
      <style:text-properties fo:color="#000000" style:font-name="Droid Sans Mono" fo:font-size="10.5pt" style:font-name-complex="Droid Sans Mono"/>
    </style:style>
    <style:style style:name="T5" style:family="text">
      <style:text-properties fo:color="#795e26" style:font-name="Droid Sans Mono" fo:font-size="10.5pt" style:font-name-complex="Droid Sans Mono"/>
    </style:style>
    <style:style style:name="T6" style:family="text">
      <style:text-properties fo:color="#001080" style:font-name="Droid Sans Mono" fo:font-size="10.5pt" style:font-name-complex="Droid Sans Mono"/>
    </style:style>
    <style:style style:name="T7" style:family="text">
      <style:text-properties fo:color="#098658" style:font-name="Droid Sans Mono" fo:font-size="10.5pt" style:font-name-complex="Droid Sans Mono"/>
    </style:style>
    <style:style style:name="T8" style:family="text">
      <style:text-properties fo:color="#0000ff" style:font-name="Droid Sans Mono" fo:font-size="9pt" style:font-size-asian="9pt" style:font-name-complex="Droid Sans Mono" style:font-size-complex="9pt"/>
    </style:style>
    <style:style style:name="T9" style:family="text">
      <style:text-properties fo:color="#000000" style:font-name="Droid Sans Mono" fo:font-size="9pt" style:font-size-asian="9pt" style:font-name-complex="Droid Sans Mono" style:font-size-complex="9pt"/>
    </style:style>
    <style:style style:name="T10" style:family="text">
      <style:text-properties fo:color="#098658" style:font-name="Droid Sans Mono" fo:font-size="9pt" style:font-size-asian="9pt" style:font-name-complex="Droid Sans Mono" style:font-size-complex="9pt"/>
    </style:style>
    <style:style style:name="T11" style:family="text">
      <style:text-properties fo:color="#001080" style:font-name="Droid Sans Mono" fo:font-size="9pt" style:font-size-asian="9pt" style:font-name-complex="Droid Sans Mono" style:font-size-complex="9pt"/>
    </style:style>
    <style:style style:name="T12" style:family="text">
      <style:text-properties style:font-name="Droid Sans Mono" fo:font-size="9pt" style:font-size-asian="9pt" style:font-name-complex="Droid Sans Mono" style:font-size-complex="9pt"/>
    </style:style>
    <style:style style:name="T13" style:family="text">
      <style:text-properties fo:color="#0000ff" style:font-name="Droid Sans Mono" fo:font-size="9pt" fo:background-color="#fff200" style:font-size-asian="9pt" style:font-name-complex="Droid Sans Mono" style:font-size-complex="9pt"/>
    </style:style>
    <style:style style:name="T14" style:family="text">
      <style:text-properties fo:color="#000000" style:font-name="Droid Sans Mono" fo:font-size="10.5pt" style:font-size-asian="10.5pt" style:font-name-complex="Droid Sans Mono" style:font-size-complex="10.5pt"/>
    </style:style>
    <style:style style:name="T15" style:family="text">
      <style:text-properties fo:color="#000000" style:font-name="Droid Sans Mono" fo:font-size="10.5pt" fo:background-color="#fff200" style:font-name-complex="Droid Sans Mono"/>
    </style:style>
    <style:style style:name="T16" style:family="text">
      <style:text-properties fo:color="#0000ff" style:font-name="Droid Sans Mono" fo:font-size="10.5pt" fo:background-color="#fff200" style:font-name-complex="Droid Sans Mono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7.118cm" svg:height="4.778cm" svg:x="1.375cm" svg:y="1.381cm">
          <draw:text-box>
            <text:list text:style-name="L1">
              <text:list-item>
                <text:p text:style-name="P1"><text:span text:style-name="T1">#include</text:span><text:span text:style-name="T2"> </text:span><text:span text:style-name="T3">&lt;math.h&gt;</text:span></text:p>
              </text:list-item>
              <text:list-item>
                <text:p text:style-name="P2"><text:span text:style-name="T1">#include</text:span><text:span text:style-name="T2"> </text:span><text:span text:style-name="T3">&lt;stdlib.h&gt;</text:span></text:p>
              </text:list-item>
              <text:list-item>
                <text:p text:style-name="P2"><text:span text:style-name="T3"/></text:p>
              </text:list-item>
              <text:list-item>
                <text:p text:style-name="P1"><text:span text:style-name="T2">int</text:span><text:span text:style-name="T4"> </text:span><text:span text:style-name="T5">main</text:span><text:span text:style-name="T4">(</text:span><text:span text:style-name="T2">int</text:span><text:span text:style-name="T4"> </text:span><text:span text:style-name="T6">argc</text:span><text:span text:style-name="T4">, </text:span><text:span text:style-name="T2">char</text:span><text:span text:style-name="T4"> *</text:span><text:span text:style-name="T6">argv</text:span><text:span text:style-name="T2">[]</text:span><text:span text:style-name="T4">) {</text:span></text:p>
              </text:list-item>
              <text:list-item>
                <text:p text:style-name="P1"><text:span text:style-name="T2"><text:tab/></text:span><text:span text:style-name="T2">int</text:span><text:span text:style-name="T4"> </text:span><text:span text:style-name="T6">a</text:span><text:span text:style-name="T4"> = </text:span><text:span text:style-name="T5">atoi</text:span><text:span text:style-name="T4">(</text:span><text:span text:style-name="T6">argv</text:span><text:span text:style-name="T4">[</text:span><text:span text:style-name="T7">1</text:span><text:span text:style-name="T4">]);</text:span></text:p>
              </text:list-item>
              <text:list-item>
                <text:p text:style-name="P1"><text:span text:style-name="T2"><text:tab/></text:span><text:span text:style-name="T2">int</text:span><text:span text:style-name="T4"> </text:span><text:span text:style-name="T6">b</text:span><text:span text:style-name="T4"> = </text:span><text:span text:style-name="T5">log</text:span><text:span text:style-name="T4">(</text:span><text:span text:style-name="T6">a</text:span><text:span text:style-name="T4">);</text:span></text:p>
              </text:list-item>
              <text:list-item>
                <text:p text:style-name="P1"><text:span text:style-name="T2"><text:tab/></text:span><text:span text:style-name="T2">int</text:span><text:span text:style-name="T4"> </text:span><text:span text:style-name="T6">c</text:span><text:span text:style-name="T4"> = </text:span><text:span text:style-name="T5">acos</text:span><text:span text:style-name="T4">(</text:span><text:span text:style-name="T6">b</text:span><text:span text:style-name="T4">);</text:span></text:p>
              </text:list-item>
              <text:list-item>
                <text:p text:style-name="P1"><text:span text:style-name="T1"><text:tab/></text:span><text:span text:style-name="T1">return</text:span><text:span text:style-name="T4"> </text:span><text:span text:style-name="T6">c</text:span><text:span text:style-name="T4">;</text:span></text:p>
              </text:list-item>
              <text:list-item>
                <text:p text:style-name="P3">}</text:p>
              </text:list-item>
            </text:list>
          </draw:text-box>
        </draw:frame>
        <draw:frame draw:style-name="gr2" draw:text-style-name="P7" draw:layer="layout" svg:width="9.113cm" svg:height="6.287cm" svg:x="1cm" svg:y="8.493cm">
          <draw:text-box>
            <text:list text:style-name="L1">
              <text:list-item>
                <text:p text:style-name="P5"><text:span text:style-name="T8">define</text:span><text:span text:style-name="T9"> [...] </text:span><text:span text:style-name="T8">i32</text:span><text:span text:style-name="T9"> </text:span><text:span text:style-name="T8">@main</text:span><text:span text:style-name="T9">(</text:span><text:span text:style-name="T8">i32</text:span><text:span text:style-name="T9"> </text:span><text:span text:style-name="T8">%0</text:span><text:span text:style-name="T9">, </text:span><text:span text:style-name="T8">i8**</text:span><text:span text:style-name="T9"> </text:span><text:span text:style-name="T9">[...] </text:span><text:span text:style-name="T8">%1</text:span><text:span text:style-name="T9">) [...] {</text:span></text:p>
              </text:list-item>
              <text:list-item>
                <text:p text:style-name="P5"><text:span text:style-name="T8"><text:s text:c="2"/></text:span><text:span text:style-name="T8">%3</text:span><text:span text:style-name="T9"> = </text:span><text:span text:style-name="T8">getelementptr</text:span><text:span text:style-name="T9"> </text:span><text:span text:style-name="T8">inbounds</text:span><text:span text:style-name="T9"> </text:span><text:span text:style-name="T8">i8*</text:span><text:span text:style-name="T9">, </text:span><text:span text:style-name="T8">i8**</text:span><text:span text:style-name="T9"> </text:span><text:span text:style-name="T8">%1</text:span><text:span text:style-name="T9">, </text:span><text:span text:style-name="T8">i64</text:span><text:span text:style-name="T9"> </text:span><text:span text:style-name="T10">1</text:span></text:p>
              </text:list-item>
              <text:list-item>
                <text:p text:style-name="P5"><text:span text:style-name="T8"><text:s text:c="2"/></text:span><text:span text:style-name="T8">%4</text:span><text:span text:style-name="T9"> = </text:span><text:span text:style-name="T8">load</text:span><text:span text:style-name="T9"> </text:span><text:span text:style-name="T8">i8*</text:span><text:span text:style-name="T9">, </text:span><text:span text:style-name="T8">i8**</text:span><text:span text:style-name="T9"> </text:span><text:span text:style-name="T8">%3</text:span><text:span text:style-name="T9">, </text:span><text:span text:style-name="T8">align</text:span><text:span text:style-name="T9"> </text:span><text:span text:style-name="T10">8</text:span><text:span text:style-name="T9">, !</text:span><text:span text:style-name="T9">tbaa </text:span><text:span text:style-name="T11">!2</text:span></text:p>
              </text:list-item>
              <text:list-item>
                <text:p text:style-name="P5"><text:span text:style-name="T8"><text:s text:c="2"/></text:span><text:span text:style-name="T8">%5</text:span><text:span text:style-name="T9"> = </text:span><text:span text:style-name="T8">call</text:span><text:span text:style-name="T9"> </text:span><text:span text:style-name="T8">i32</text:span><text:span text:style-name="T9"> </text:span><text:span text:style-name="T8">@atoi</text:span><text:span text:style-name="T9">(</text:span><text:span text:style-name="T8">i8*</text:span><text:span text:style-name="T9"> </text:span><text:span text:style-name="T8">%4</text:span><text:span text:style-name="T9">) #</text:span><text:span text:style-name="T10">3</text:span></text:p>
              </text:list-item>
              <text:list-item>
                <text:p text:style-name="P5"><text:span text:style-name="T8"><text:s text:c="2"/></text:span><text:span text:style-name="T8">%6</text:span><text:span text:style-name="T9"> = </text:span><text:span text:style-name="T8">sitofp</text:span><text:span text:style-name="T9"> </text:span><text:span text:style-name="T8">i32</text:span><text:span text:style-name="T9"> </text:span><text:span text:style-name="T8">%5</text:span><text:span text:style-name="T9"> </text:span><text:span text:style-name="T8">to</text:span><text:span text:style-name="T9"> </text:span><text:span text:style-name="T8">double</text:span></text:p>
              </text:list-item>
              <text:list-item>
                <text:p text:style-name="P5"><text:span text:style-name="T8"><text:s text:c="2"/></text:span><text:span text:style-name="T8">%7</text:span><text:span text:style-name="T9"> = </text:span><text:span text:style-name="T8">call</text:span><text:span text:style-name="T9"> </text:span><text:span text:style-name="T8">double</text:span><text:span text:style-name="T9"> </text:span><text:span text:style-name="T8">@log</text:span><text:span text:style-name="T9">(</text:span><text:span text:style-name="T8">double</text:span><text:span text:style-name="T9"> </text:span><text:span text:style-name="T8">%6</text:span><text:span text:style-name="T9">) #</text:span><text:span text:style-name="T10">4</text:span></text:p>
              </text:list-item>
              <text:list-item>
                <text:p text:style-name="P5"><text:span text:style-name="T8"><text:s text:c="2"/></text:span><text:span text:style-name="T8">%8</text:span><text:span text:style-name="T9"> = </text:span><text:span text:style-name="T8">fptosi</text:span><text:span text:style-name="T9"> </text:span><text:span text:style-name="T8">double</text:span><text:span text:style-name="T9"> </text:span><text:span text:style-name="T8">%7</text:span><text:span text:style-name="T9"> </text:span><text:span text:style-name="T8">to</text:span><text:span text:style-name="T9"> </text:span><text:span text:style-name="T8">i32</text:span></text:p>
              </text:list-item>
              <text:list-item>
                <text:p text:style-name="P5"><text:span text:style-name="T8"><text:s text:c="2"/></text:span><text:span text:style-name="T8">%9</text:span><text:span text:style-name="T9"> = </text:span><text:span text:style-name="T8">sitofp</text:span><text:span text:style-name="T9"> </text:span><text:span text:style-name="T8">i32</text:span><text:span text:style-name="T9"> </text:span><text:span text:style-name="T8">%8</text:span><text:span text:style-name="T9"> </text:span><text:span text:style-name="T8">to</text:span><text:span text:style-name="T9"> </text:span><text:span text:style-name="T8">double</text:span></text:p>
              </text:list-item>
              <text:list-item>
                <text:p text:style-name="P5"><text:span text:style-name="T8"><text:s text:c="2"/></text:span><text:span text:style-name="T8">%10</text:span><text:span text:style-name="T9"> = </text:span><text:span text:style-name="T8">call</text:span><text:span text:style-name="T9"> </text:span><text:span text:style-name="T8">double</text:span><text:span text:style-name="T9"> </text:span><text:span text:style-name="T8">@acos</text:span><text:span text:style-name="T9">(</text:span><text:span text:style-name="T8">double</text:span><text:span text:style-name="T9"> </text:span><text:span text:style-name="T8">%9</text:span><text:span text:style-name="T9">) #</text:span><text:span text:style-name="T10">4</text:span></text:p>
              </text:list-item>
              <text:list-item>
                <text:p text:style-name="P5"><text:span text:style-name="T8"><text:s text:c="2"/></text:span><text:span text:style-name="T8">%11</text:span><text:span text:style-name="T9"> = </text:span><text:span text:style-name="T8">fptosi</text:span><text:span text:style-name="T9"> </text:span><text:span text:style-name="T8">double</text:span><text:span text:style-name="T9"> </text:span><text:span text:style-name="T8">%10</text:span><text:span text:style-name="T9"> </text:span><text:span text:style-name="T8">to</text:span><text:span text:style-name="T9"> </text:span><text:span text:style-name="T8">i32</text:span></text:p>
              </text:list-item>
              <text:list-item>
                <text:p text:style-name="P5"><text:span text:style-name="T8"><text:s text:c="2"/></text:span><text:span text:style-name="T8">ret</text:span><text:span text:style-name="T9"> </text:span><text:span text:style-name="T8">i32</text:span><text:span text:style-name="T9"> </text:span><text:span text:style-name="T8">%11</text:span></text:p>
              </text:list-item>
              <text:list-item>
                <text:p text:style-name="P6"><text:span text:style-name="T12">}</text:span></text:p>
              </text:list-item>
            </text:list>
          </draw:text-box>
        </draw:frame>
        <draw:frame draw:style-name="gr3" draw:text-style-name="P7" draw:layer="layout" svg:width="9.113cm" svg:height="6.79cm" svg:x="10.652cm" svg:y="8.493cm">
          <draw:text-box>
            <text:list text:style-name="L1">
              <text:list-item>
                <text:p text:style-name="P5"><text:span text:style-name="T8">define</text:span><text:span text:style-name="T9"> [...] </text:span><text:span text:style-name="T8">i32</text:span><text:span text:style-name="T9"> </text:span><text:span text:style-name="T8">@main</text:span><text:span text:style-name="T9">(</text:span><text:span text:style-name="T8">i32</text:span><text:span text:style-name="T9"> </text:span><text:span text:style-name="T8">%0</text:span><text:span text:style-name="T9">, </text:span><text:span text:style-name="T8">i8**</text:span><text:span text:style-name="T9"> [...] </text:span><text:span text:style-name="T8">%1</text:span><text:span text:style-name="T9">) [...] {</text:span></text:p>
              </text:list-item>
              <text:list-item>
                <text:p text:style-name="P5"><text:span text:style-name="T8"><text:s text:c="2"/></text:span><text:span text:style-name="T8">%3</text:span><text:span text:style-name="T9"> = </text:span><text:span text:style-name="T8">getelementptr</text:span><text:span text:style-name="T9"> </text:span><text:span text:style-name="T8">inbounds</text:span><text:span text:style-name="T9"> </text:span><text:span text:style-name="T8">i8*</text:span><text:span text:style-name="T9">, </text:span><text:span text:style-name="T8">i8**</text:span><text:span text:style-name="T9"> </text:span><text:span text:style-name="T8">%1</text:span><text:span text:style-name="T9">, </text:span><text:span text:style-name="T8">i64</text:span><text:span text:style-name="T9"> </text:span><text:span text:style-name="T10">1</text:span></text:p>
              </text:list-item>
              <text:list-item>
                <text:p text:style-name="P5"><text:span text:style-name="T8"><text:s text:c="2"/></text:span><text:span text:style-name="T8">%4</text:span><text:span text:style-name="T9"> = </text:span><text:span text:style-name="T8">load</text:span><text:span text:style-name="T9"> </text:span><text:span text:style-name="T8">i8*</text:span><text:span text:style-name="T9">, </text:span><text:span text:style-name="T8">i8**</text:span><text:span text:style-name="T9"> </text:span><text:span text:style-name="T8">%3</text:span><text:span text:style-name="T9">, </text:span><text:span text:style-name="T8">align</text:span><text:span text:style-name="T9"> </text:span><text:span text:style-name="T10">8</text:span><text:span text:style-name="T9">, !tbaa </text:span><text:span text:style-name="T11">!2</text:span></text:p>
              </text:list-item>
              <text:list-item>
                <text:p text:style-name="P5"><text:span text:style-name="T8"><text:s text:c="2"/></text:span><text:span text:style-name="T8">%5</text:span><text:span text:style-name="T9"> = </text:span><text:span text:style-name="T8">call</text:span><text:span text:style-name="T9"> </text:span><text:span text:style-name="T8">i32</text:span><text:span text:style-name="T9"> </text:span><text:span text:style-name="T8">@atoi</text:span><text:span text:style-name="T9">(</text:span><text:span text:style-name="T8">i8*</text:span><text:span text:style-name="T9"> </text:span><text:span text:style-name="T8">%4</text:span><text:span text:style-name="T9">) #</text:span><text:span text:style-name="T10">3</text:span></text:p>
              </text:list-item>
              <text:list-item>
                <text:p text:style-name="P5"><text:span text:style-name="T8"><text:s text:c="2"/></text:span><text:span text:style-name="T8">%6</text:span><text:span text:style-name="T9"> = </text:span><text:span text:style-name="T8">sitofp</text:span><text:span text:style-name="T9"> </text:span><text:span text:style-name="T8">i32</text:span><text:span text:style-name="T9"> </text:span><text:span text:style-name="T8">%5</text:span><text:span text:style-name="T9"> </text:span><text:span text:style-name="T8">to</text:span><text:span text:style-name="T9"> </text:span><text:span text:style-name="T8">double</text:span></text:p>
              </text:list-item>
              <text:list-item>
                <text:p text:style-name="P5"><text:span text:style-name="T8"><text:s text:c="2"/></text:span><text:span text:style-name="T8">%7</text:span><text:span text:style-name="T9"> = </text:span><text:span text:style-name="T8">call</text:span><text:span text:style-name="T9"> </text:span><text:span text:style-name="T8">double</text:span><text:span text:style-name="T9"> </text:span><text:span text:style-name="T8">@log</text:span><text:span text:style-name="T9">(</text:span><text:span text:style-name="T8">double</text:span><text:span text:style-name="T9"> </text:span><text:span text:style-name="T8">%6</text:span><text:span text:style-name="T9">) #</text:span><text:span text:style-name="T10">4</text:span></text:p>
              </text:list-item>
              <text:list-item>
                <text:p text:style-name="P5"><text:span text:style-name="T8"><text:s text:c="2"/></text:span><text:span text:style-name="T8">%8</text:span><text:span text:style-name="T9"> = </text:span><text:span text:style-name="T8">fptosi</text:span><text:span text:style-name="T9"> </text:span><text:span text:style-name="T8">double</text:span><text:span text:style-name="T9"> </text:span><text:span text:style-name="T8">%7</text:span><text:span text:style-name="T9"> </text:span><text:span text:style-name="T8">to</text:span><text:span text:style-name="T9"> </text:span><text:span text:style-name="T8">i32</text:span></text:p>
              </text:list-item>
              <text:list-item>
                <text:p text:style-name="P5"><text:span text:style-name="T8"><text:s text:c="2"/></text:span><text:span text:style-name="T8">%9</text:span><text:span text:style-name="T9"> = </text:span><text:span text:style-name="T8">sitofp</text:span><text:span text:style-name="T9"> </text:span><text:span text:style-name="T8">i32</text:span><text:span text:style-name="T9"> </text:span><text:span text:style-name="T8">%8</text:span><text:span text:style-name="T9"> </text:span><text:span text:style-name="T8">to</text:span><text:span text:style-name="T9"> </text:span><text:span text:style-name="T8">double</text:span></text:p>
              </text:list-item>
              <text:list-item>
                <text:p text:style-name="P5"><text:span text:style-name="T8"><text:s text:c="2"/></text:span><text:span text:style-name="T8">%10</text:span><text:span text:style-name="T9"> = </text:span><text:span text:style-name="T8">call</text:span><text:span text:style-name="T9"> </text:span><text:span text:style-name="T8">double</text:span><text:span text:style-name="T9"> </text:span><text:span text:style-name="T8">@acos</text:span><text:span text:style-name="T9">(</text:span><text:span text:style-name="T8">double</text:span><text:span text:style-name="T9"> </text:span><text:span text:style-name="T8">%9</text:span><text:span text:style-name="T9">) #</text:span><text:span text:style-name="T10">4</text:span></text:p>
              </text:list-item>
              <text:list-item>
                <text:p text:style-name="P5"><text:span text:style-name="T8"><text:s text:c="2"/></text:span><text:span text:style-name="T8">%11</text:span><text:span text:style-name="T9"> = </text:span><text:span text:style-name="T8">fptosi</text:span><text:span text:style-name="T9"> </text:span><text:span text:style-name="T8">double</text:span><text:span text:style-name="T9"> </text:span><text:span text:style-name="T8">%10</text:span><text:span text:style-name="T9"> </text:span><text:span text:style-name="T8">to</text:span><text:span text:style-name="T9"> </text:span><text:span text:style-name="T8">i32</text:span></text:p>
              </text:list-item>
              <text:list-item>
                <text:p text:style-name="P5"><text:span text:style-name="T13"><text:s text:c="2"/></text:span><text:span text:style-name="T13">%12 = add nsw i32 %11, %8</text:span></text:p>
              </text:list-item>
              <text:list-item>
                <text:p text:style-name="P5"><text:span text:style-name="T8"><text:s text:c="2"/></text:span><text:span text:style-name="T8">ret</text:span><text:span text:style-name="T9"> </text:span><text:span text:style-name="T8">i32</text:span><text:span text:style-name="T9"> </text:span><text:span text:style-name="T8">%11</text:span></text:p>
              </text:list-item>
              <text:list-item>
                <text:p text:style-name="P6"><text:span text:style-name="T12">}</text:span></text:p>
              </text:list-item>
            </text:list>
          </draw:text-box>
        </draw:frame>
        <draw:frame draw:style-name="gr4" draw:text-style-name="P8" draw:layer="layout" svg:width="6.144cm" svg:height="7.293cm" svg:x="1cm" svg:y="18.272cm">
          <draw:text-box>
            <text:list text:style-name="L1">
              <text:list-item>
                <text:p text:style-name="P3">&lt;main&gt;:</text:p>
              </text:list-item>
              <text:list-item>
                <text:p text:style-name="P1"><text:span text:style-name="T14"><text:s text:c="2"/></text:span><text:span text:style-name="T4">push %</text:span><text:span text:style-name="T2">rax</text:span></text:p>
              </text:list-item>
              <text:list-item>
                <text:p text:style-name="P1"><text:span text:style-name="T14"><text:s text:c="2"/></text:span><text:span text:style-name="T4">mov </text:span><text:span text:style-name="T7">0x8</text:span><text:span text:style-name="T4">(%</text:span><text:span text:style-name="T2">rsi</text:span><text:span text:style-name="T4">),%</text:span><text:span text:style-name="T2">rax</text:span></text:p>
              </text:list-item>
              <text:list-item>
                <text:p text:style-name="P1"><text:span text:style-name="T14"><text:s text:c="2"/></text:span><text:span text:style-name="T4">mov %</text:span><text:span text:style-name="T2">edi</text:span><text:span text:style-name="T4">,</text:span><text:span text:style-name="T7">0x4</text:span><text:span text:style-name="T4">(%</text:span><text:span text:style-name="T2">rsp</text:span><text:span text:style-name="T4">)</text:span></text:p>
              </text:list-item>
              <text:list-item>
                <text:p text:style-name="P1"><text:span text:style-name="T14"><text:s text:c="2"/></text:span><text:span text:style-name="T4">mov %</text:span><text:span text:style-name="T2">rax</text:span><text:span text:style-name="T4">,%</text:span><text:span text:style-name="T2">rdi</text:span></text:p>
              </text:list-item>
              <text:list-item>
                <text:p text:style-name="P1"><text:span text:style-name="T14"><text:s text:c="2"/></text:span><text:span text:style-name="T4">callq </text:span><text:span text:style-name="T7">4004e0</text:span><text:span text:style-name="T4"> </text:span><text:span text:style-name="T4">&lt;atoi@plt&gt;</text:span></text:p>
              </text:list-item>
              <text:list-item>
                <text:p text:style-name="P1"><text:span text:style-name="T14"><text:s text:c="2"/></text:span><text:span text:style-name="T4">cvtsi2sd %</text:span><text:span text:style-name="T2">eax</text:span><text:span text:style-name="T4">,</text:span><text:span text:style-name="T4">%</text:span><text:span text:style-name="T2">xmm0</text:span></text:p>
              </text:list-item>
              <text:list-item>
                <text:p text:style-name="P3"><text:span text:style-name="T14"><text:s text:c="2"/></text:span>callq 4004c0 &lt;log@plt&gt;</text:p>
              </text:list-item>
              <text:list-item>
                <text:p text:style-name="P1"><text:span text:style-name="T14"><text:s text:c="2"/></text:span><text:span text:style-name="T4">cvttsd2si </text:span><text:span text:style-name="T4">%</text:span><text:span text:style-name="T2">xmm0</text:span><text:span text:style-name="T4">,%</text:span><text:span text:style-name="T2">eax</text:span></text:p>
              </text:list-item>
              <text:list-item>
                <text:p text:style-name="P1"><text:span text:style-name="T14"><text:s text:c="2"/></text:span><text:span text:style-name="T4">cvtsi2sd %</text:span><text:span text:style-name="T2">eax</text:span><text:span text:style-name="T4">,</text:span><text:span text:style-name="T4">%</text:span><text:span text:style-name="T2">xmm0</text:span></text:p>
              </text:list-item>
              <text:list-item>
                <text:p text:style-name="P3"><text:span text:style-name="T14"><text:s text:c="2"/></text:span>callq 4004d0 &lt;acos@plt&gt;</text:p>
              </text:list-item>
              <text:list-item>
                <text:p text:style-name="P1"><text:span text:style-name="T14"><text:s text:c="2"/></text:span><text:span text:style-name="T4">cvttsd2si </text:span><text:span text:style-name="T4">%</text:span><text:span text:style-name="T2">xmm0</text:span><text:span text:style-name="T4">,%</text:span><text:span text:style-name="T2">eax</text:span></text:p>
              </text:list-item>
              <text:list-item>
                <text:p text:style-name="P1"><text:span text:style-name="T14"><text:s text:c="2"/></text:span><text:span text:style-name="T4">pop %</text:span><text:span text:style-name="T2">rcx</text:span></text:p>
              </text:list-item>
              <text:list-item>
                <text:p text:style-name="P3"><text:span text:style-name="T14"><text:s text:c="2"/></text:span>retq</text:p>
              </text:list-item>
            </text:list>
          </draw:text-box>
        </draw:frame>
        <draw:frame draw:style-name="gr5" draw:text-style-name="P8" draw:layer="layout" svg:width="5.907cm" svg:height="8.802cm" svg:x="10.652cm" svg:y="18.272cm">
          <draw:text-box>
            <text:list text:style-name="L1">
              <text:list-item>
                <text:p text:style-name="P3">&lt;main&gt;:</text:p>
              </text:list-item>
              <text:list-item>
                <text:p text:style-name="P1"><text:span text:style-name="T4">push %</text:span><text:span text:style-name="T2">rax</text:span></text:p>
              </text:list-item>
              <text:list-item>
                <text:p text:style-name="P1"><text:span text:style-name="T4">mov </text:span><text:span text:style-name="T7">0x8</text:span><text:span text:style-name="T4">(%</text:span><text:span text:style-name="T2">rsi</text:span><text:span text:style-name="T4">),%</text:span><text:span text:style-name="T2">rax</text:span></text:p>
              </text:list-item>
              <text:list-item>
                <text:p text:style-name="P1"><text:span text:style-name="T4">mov %</text:span><text:span text:style-name="T2">edi</text:span><text:span text:style-name="T4">,</text:span><text:span text:style-name="T7">0x4</text:span><text:span text:style-name="T4">(%</text:span><text:span text:style-name="T2">rsp</text:span><text:span text:style-name="T4">)</text:span></text:p>
              </text:list-item>
              <text:list-item>
                <text:p text:style-name="P1"><text:span text:style-name="T4">mov %</text:span><text:span text:style-name="T2">rax</text:span><text:span text:style-name="T4">,%</text:span><text:span text:style-name="T2">rdi</text:span></text:p>
              </text:list-item>
              <text:list-item>
                <text:p text:style-name="P1"><text:span text:style-name="T4">callq </text:span><text:span text:style-name="T7">4004e0</text:span><text:span text:style-name="T4"> &lt;atoi@plt&gt;</text:span></text:p>
              </text:list-item>
              <text:list-item>
                <text:p text:style-name="P1"><text:span text:style-name="T4">cvtsi2sd %</text:span><text:span text:style-name="T2">eax</text:span><text:span text:style-name="T4">,%</text:span><text:span text:style-name="T2">xmm0</text:span></text:p>
              </text:list-item>
              <text:list-item>
                <text:p text:style-name="P3">callq 4004c0 &lt;log@plt&gt;</text:p>
              </text:list-item>
              <text:list-item>
                <text:p text:style-name="P1"><text:span text:style-name="T4">cvttsd2si %</text:span><text:span text:style-name="T2">xmm0</text:span><text:span text:style-name="T4">,%</text:span><text:span text:style-name="T2">eax</text:span></text:p>
              </text:list-item>
              <text:list-item>
                <text:p text:style-name="P1"><text:span text:style-name="T4">cvtsi2sd %</text:span><text:span text:style-name="T2">eax</text:span><text:span text:style-name="T4">,%</text:span><text:span text:style-name="T2">xmm0</text:span></text:p>
              </text:list-item>
              <text:list-item>
                <text:p text:style-name="P1"><text:span text:style-name="T15">mov %</text:span><text:span text:style-name="T16">eax</text:span><text:span text:style-name="T15">,(%</text:span><text:span text:style-name="T16">rsp</text:span><text:span text:style-name="T15">)</text:span></text:p>
              </text:list-item>
              <text:list-item>
                <text:p text:style-name="P3">callq 4004d0 &lt;acos@plt&gt;</text:p>
              </text:list-item>
              <text:list-item>
                <text:p text:style-name="P1"><text:span text:style-name="T4">cvttsd2si %</text:span><text:span text:style-name="T2">xmm0</text:span><text:span text:style-name="T4">,%</text:span><text:span text:style-name="T2">eax</text:span></text:p>
              </text:list-item>
              <text:list-item>
                <text:p text:style-name="P1"><text:span text:style-name="T15">mov (%</text:span><text:span text:style-name="T16">rsp</text:span><text:span text:style-name="T15">),%</text:span><text:span text:style-name="T16">ecx</text:span></text:p>
              </text:list-item>
              <text:list-item>
                <text:p text:style-name="P1"><text:span text:style-name="T15">add %</text:span><text:span text:style-name="T16">ecx</text:span><text:span text:style-name="T15">,%</text:span><text:span text:style-name="T16">eax</text:span></text:p>
              </text:list-item>
              <text:list-item>
                <text:p text:style-name="P1"><text:span text:style-name="T4">pop %</text:span><text:span text:style-name="T2">rcx</text:span></text:p>
              </text:list-item>
              <text:list-item>
                <text:p text:style-name="P3">retq 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Numbering_20_Symbols" style:display-name="Numbering Symbol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8T18:44:25.643156440</meta:creation-date>
    <dc:date>2021-02-28T19:44:02.898130402</dc:date>
    <meta:editing-duration>PT29S</meta:editing-duration>
    <meta:editing-cycles>1</meta:editing-cycles>
    <meta:document-statistic meta:object-count="5"/>
    <meta:generator>LibreOffice/6.0.7.3$Linux_X86_64 LibreOffice_project/00m0$Build-3</meta:generator>
  </office:meta>
</office:document-meta>
</file>